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727cm" table:align="left"/>
    </style:style>
    <style:style style:name="Table1.A" style:family="table-column">
      <style:table-column-properties style:column-width="2.085cm"/>
    </style:style>
    <style:style style:name="Table1.B" style:family="table-column">
      <style:table-column-properties style:column-width="2.642cm"/>
    </style:style>
    <style:style style:name="Table1.A1" style:family="table-cell">
      <style:table-cell-properties style:vertical-align="middle" fo:padding="0.049cm" fo:border="none"/>
    </style:style>
    <style:style style:name="Table2" style:family="table">
      <style:table-properties style:width="6.876cm" table:align="left"/>
    </style:style>
    <style:style style:name="Table2.A" style:family="table-column">
      <style:table-column-properties style:column-width="1.411cm"/>
    </style:style>
    <style:style style:name="Table2.B" style:family="table-column">
      <style:table-column-properties style:column-width="1.787cm"/>
    </style:style>
    <style:style style:name="Table2.D" style:family="table-column">
      <style:table-column-properties style:column-width="1.891cm"/>
    </style:style>
    <style:style style:name="Table2.A1" style:family="table-cell">
      <style:table-cell-properties style:vertical-align="middle" fo:padding="0.049cm" fo:border="none"/>
    </style:style>
    <style:style style:name="Table2.D1" style:family="table-cell">
      <style:table-cell-properties fo:padding="0.049cm" fo:border="none"/>
    </style:style>
    <style:style style:name="Table3" style:family="table">
      <style:table-properties style:width="7.29cm" table:align="left"/>
    </style:style>
    <style:style style:name="Table3.A" style:family="table-column">
      <style:table-column-properties style:column-width="1.379cm"/>
    </style:style>
    <style:style style:name="Table3.B" style:family="table-column">
      <style:table-column-properties style:column-width="3.2cm"/>
    </style:style>
    <style:style style:name="Table3.C" style:family="table-column">
      <style:table-column-properties style:column-width="2.711cm"/>
    </style:style>
    <style:style style:name="Table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list-style-name="L6">
      <style:paragraph-properties fo:margin-top="0cm" fo:margin-bottom="0cm" loext:contextual-spacing="false"/>
    </style:style>
    <style:style style:name="P13" style:family="paragraph" style:parent-style-name="Preformatted_20_Text">
      <style:paragraph-properties fo:margin-top="0cm" fo:margin-bottom="0.499cm" loext:contextual-spacing="false"/>
    </style:style>
    <style:style style:name="P14" style:family="paragraph" style:parent-style-name="Table_20_Contents">
      <style:text-properties fo:font-size="2pt" style:font-size-asian="2pt" style:font-size-complex="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loratory Data Analysis of Craft Beers: Data Profiling</text:h>
      <text:p text:style-name="Text_20_body"><text:span text:style-name="Emphasis">This tutorial is written by </text:span><text:a xlink:type="simple" xlink:href="http://www.jeannicholashould.com/" text:style-name="Internet_20_link" text:visited-style-name="Visited_20_Internet_20_Link"><text:span text:style-name="Emphasis">Jean-Nicholas Hould</text:span></text:a><text:span text:style-name="Emphasis">. He is a data scientist at Intel Security in Montreal and he </text:span><text:a xlink:type="simple" xlink:href="http://www.jeannicholashould.com/" text:style-name="Internet_20_link" text:visited-style-name="Visited_20_Internet_20_Link"><text:span text:style-name="Emphasis">teaches how to get started in data science on his blog</text:span></text:a><text:span text:style-name="Emphasis">.</text:span></text:p>
      <text:p text:style-name="Text_20_body">Exploratory data analysis (<text:span text:style-name="Emphasis">EDA</text:span>) is a statistical approach that aims at discovering and summarizing a dataset. At this step of the data science process, you want to explore the structure of your dataset, the variables and their relationships.</text:p>
      <text:p text:style-name="Text_20_body">In this post, you’ll focus on one aspect of exploratory data analysis: data profiling.</text:p>
      <text:p text:style-name="Text_20_body">Data profiling is all about summarizing your dataset through descriptive statistics. You want to use a plethora of measurements to better understand your dataset. Data types, missing values, mean, median and standard deviation are just a few of the many elements you’ll need to gather when profiling a dataset. The goal of data profiling is to have a solid understanding of your data so you can afterwards start querying and visualizing your data in various ways.</text:p>
      <text:section text:style-name="Sect1" text:name="know-where-your-data-comes-from">
        <text:h text:style-name="Heading_20_2" text:outline-level="2">Know Where Your Data Comes From</text:h>
        <text:p text:style-name="Text_20_body">Before jumping in any EDA, you should know as much as possible on the provenance of the data you are analyzing. You need to understand how the data was collected and how it was processed. Are there any past transformations on the data that could affect your analysis?</text:p>
        <text:p text:style-name="Text_20_body">You should be able to answer those questions on your dataset:</text:p>
        <text:list xml:id="list4661060251431669211" text:style-name="L1">
          <text:list-item>
            <text:p text:style-name="P7">How was it collected? </text:p>
          </text:list-item>
          <text:list-item>
            <text:p text:style-name="P7">Is it a <text:a xlink:type="simple" xlink:href="https://en.wikipedia.org/wiki/Sample_%28statistics%29" text:style-name="Internet_20_link" text:visited-style-name="Visited_20_Internet_20_Link">sample</text:a>? </text:p>
          </text:list-item>
          <text:list-item>
            <text:p text:style-name="P7">Was it properly sampled? </text:p>
          </text:list-item>
          <text:list-item>
            <text:p text:style-name="P7">Was the dataset transformed in any way? </text:p>
          </text:list-item>
          <text:list-item>
            <text:p text:style-name="P1">Are there some know problems on the dataset? </text:p>
          </text:list-item>
        </text:list>
        <text:p text:style-name="Text_20_body">If you don’t understand where the data is coming from, you will have a hard time drawing any meaningful conclusions from the dataset. You are also at risk of making very important analysis mistakes.</text:p>
        <text:p text:style-name="Text_20_body">Additionally, you should make sure the dataset is structured in a standardized manner. The recommended format is the third normal form, also named <text:a xlink:type="simple" xlink:href="http://vita.had.co.nz/papers/tidy-data.pdf" text:style-name="Internet_20_link" text:visited-style-name="Visited_20_Internet_20_Link">tidy data</text:a>. A “tidy” dataset has the following attributes:</text:p>
        <text:list xml:id="list5001958484200772119" text:style-name="L2">
          <text:list-item>
            <text:p text:style-name="P8">Each variable forms a column and contains values </text:p>
          </text:list-item>
          <text:list-item>
            <text:p text:style-name="P8">Each observation forms a row </text:p>
          </text:list-item>
          <text:list-item>
            <text:p text:style-name="P2">Each type of observational unit forms a table </text:p>
          </text:list-item>
        </text:list>
        <text:p text:style-name="Text_20_body">Respecting this standardized format will speed up your analysis since this it’s compatible with many tools and libraries.</text:p>
      </text:section>
      <text:section text:style-name="Sect1" text:name="data-profiling">
        <text:h text:style-name="Heading_20_2" text:outline-level="2"><text:soft-page-break/>Data Profiling</text:h>
        <text:p text:style-name="Text_20_body">In this post, you will use a dataset of Craft Beers from the CraftCans website. This dataset only contains data from <text:span text:style-name="Strong_20_Emphasis">canned</text:span> beers from breweries in the <text:span text:style-name="Strong_20_Emphasis">United States</text:span>. It’s not clear from the website if this dataset reports every single canned beer brewed in the US or not. To be safe, you will consider this dataset to be a sample that may contain biases.</text:p>
        <text:p text:style-name="Text_20_body">Here is the structure of the datasets you’ll be using:</text:p>
        <text:p text:style-name="Text_20_body"><text:span text:style-name="Strong_20_Emphasis">Beers:</text:span></text:p>
        <text:list xml:id="list2303402048952982883" text:style-name="L3">
          <text:list-item>
            <text:p text:style-name="P9"><text:span text:style-name="Source_20_Text">ID</text:span>: Unique identifier of the beer. </text:p>
          </text:list-item>
          <text:list-item>
            <text:p text:style-name="P9"><text:span text:style-name="Source_20_Text">Name</text:span>: Name of the beer. </text:p>
          </text:list-item>
          <text:list-item>
            <text:p text:style-name="P9"><text:span text:style-name="Source_20_Text">ABV</text:span>: Alcohol by volume of the beer. </text:p>
          </text:list-item>
          <text:list-item>
            <text:p text:style-name="P9"><text:span text:style-name="Source_20_Text">IBU</text:span>: International Bittering Units of the beer. </text:p>
          </text:list-item>
          <text:list-item>
            <text:p text:style-name="P9"><text:span text:style-name="Source_20_Text">Style</text:span>: Style of the beer. </text:p>
          </text:list-item>
          <text:list-item>
            <text:p text:style-name="P3"><text:span text:style-name="Source_20_Text">Ounces</text:span>: Ounces of beer. </text:p>
          </text:list-item>
        </text:list>
        <text:p text:style-name="Text_20_body"><text:span text:style-name="Strong_20_Emphasis">Breweries:</text:span></text:p>
        <text:list xml:id="list7223210951059021602" text:style-name="L4">
          <text:list-item>
            <text:p text:style-name="P10"><text:span text:style-name="Source_20_Text">ID</text:span>: Unique identifier of the brewery. </text:p>
          </text:list-item>
          <text:list-item>
            <text:p text:style-name="P10"><text:span text:style-name="Source_20_Text">Name</text:span>: Name of the brewery. </text:p>
          </text:list-item>
          <text:list-item>
            <text:p text:style-name="P10"><text:span text:style-name="Source_20_Text">City</text:span>: City where the brewery is located. </text:p>
          </text:list-item>
          <text:list-item>
            <text:p text:style-name="P4"><text:span text:style-name="Source_20_Text">State</text:span>: State where the brewery is located. </text:p>
          </text:list-item>
        </text:list>
        <text:section text:style-name="Sect1" text:name="data-types">
          <text:h text:style-name="Heading_20_3" text:outline-level="3">Data Types</text:h>
          <text:p text:style-name="Text_20_body">The first step is to understand the composition of your dataset.</text:p>
          <text:p text:style-name="Text_20_body">What variables are you dealing with?</text:p>
          <text:p text:style-name="Text_20_body">You can generally fit the data in one of those categories:</text:p>
          <text:list xml:id="list4421760301711099471" text:style-name="L5">
            <text:list-item>
              <text:p text:style-name="P11">Numerical </text:p>
            </text:list-item>
            <text:list-item>
              <text:p text:style-name="P11">Categorical </text:p>
            </text:list-item>
            <text:list-item>
              <text:p text:style-name="P11">Text </text:p>
            </text:list-item>
            <text:list-item>
              <text:p text:style-name="P5">Date </text:p>
            </text:list-item>
          </text:list>
          <text:p text:style-name="Text_20_body">You’ll first import the datasets that you can find in <text:a xlink:type="simple" xlink:href="https://github.com/nickhould/craft-beers-dataset" text:style-name="Internet_20_link" text:visited-style-name="Visited_20_Internet_20_Link">this repository</text:a> with pandas’ <text:span text:style-name="Source_20_Text">from_csv</text:span> function. You’ll also join the <text:span text:style-name="Source_20_Text">beers</text:span> and <text:span text:style-name="Source_20_Text">breweries</text:span> datasets together to facilitate analysis down the road.</text:p>
          <text:p text:style-name="Preformatted_20_Text"><text:span text:style-name="Source_20_Text">import pandas as pd</text:span></text:p>
          <text:p text:style-name="Preformatted_20_Text"/>
          <text:p text:style-name="Preformatted_20_Text"><text:span text:style-name="Source_20_Text">beers = pd.DataFrame.from_csv("https://raw.githubusercontent.com/nickhould/craft-beers-dataset/master/data/craftcans_beers.csv")</text:span></text:p>
          <text:p text:style-name="Preformatted_20_Text"><text:span text:style-name="Source_20_Text">breweries = pd.DataFrame.from_csv("https://raw.githubusercontent.com/nickhould/craft-beers-dataset/master/data/craftcans_breweries.csv")</text:span></text:p>
          <text:p text:style-name="Preformatted_20_Text"/>
          <text:p text:style-name="Preformatted_20_Text"><text:span text:style-name="Source_20_Text">beers_and_breweries = pd.merge(beers, </text:span></text:p>
          <text:p text:style-name="Preformatted_20_Text"><text:span text:style-name="Source_20_Text"><text:s text:c="31"/>breweries, </text:span></text:p>
          <text:p text:style-name="Preformatted_20_Text"><text:soft-page-break/><text:span text:style-name="Source_20_Text"><text:s text:c="31"/>how='inner', </text:span></text:p>
          <text:p text:style-name="Preformatted_20_Text"><text:span text:style-name="Source_20_Text"><text:s text:c="31"/>left_on="brewery_id", </text:span></text:p>
          <text:p text:style-name="Preformatted_20_Text"><text:span text:style-name="Source_20_Text"><text:s text:c="31"/>right_on="id", </text:span></text:p>
          <text:p text:style-name="Preformatted_20_Text"><text:span text:style-name="Source_20_Text"><text:s text:c="31"/>sort=True,</text:span></text:p>
          <text:p text:style-name="P13"><text:span text:style-name="Source_20_Text"><text:s text:c="31"/>suffixes=('_beer', '_brewery'))</text:span></text:p>
          <text:p text:style-name="Text_20_body">With the pandas library, you can run the function <text:span text:style-name="Source_20_Text">dtypes</text:span> to list each column and their data types.</text:p>
          <text:p text:style-name="P13"><text:span text:style-name="Source_20_Text">beers.dtypes</text:span></text:p>
          <text:p text:style-name="Text_20_body">Which gives you the following result:</text:p>
          <text:p text:style-name="Preformatted_20_Text"><text:span text:style-name="Source_20_Text">abv <text:s text:c="10"/>float64</text:span></text:p>
          <text:p text:style-name="Preformatted_20_Text"><text:span text:style-name="Source_20_Text">ibu <text:s text:c="10"/>float64</text:span></text:p>
          <text:p text:style-name="Preformatted_20_Text"><text:span text:style-name="Source_20_Text">id <text:s text:c="13"/>int64</text:span></text:p>
          <text:p text:style-name="Preformatted_20_Text"><text:span text:style-name="Source_20_Text">name <text:s text:c="10"/>object</text:span></text:p>
          <text:p text:style-name="Preformatted_20_Text"><text:span text:style-name="Source_20_Text">style <text:s text:c="9"/>object</text:span></text:p>
          <text:p text:style-name="Preformatted_20_Text"><text:span text:style-name="Source_20_Text">brewery_id <text:s text:c="5"/>int64</text:span></text:p>
          <text:p text:style-name="Preformatted_20_Text"><text:span text:style-name="Source_20_Text">ounces <text:s text:c="7"/>float64</text:span></text:p>
          <text:p text:style-name="P13"><text:span text:style-name="Source_20_Text">dtype: object</text:span></text:p>
          <text:p text:style-name="Text_20_body">As you can see above, that function doesn’t do a clean grouping of the different data types. The various numerical data types (<text:span text:style-name="Source_20_Text">float64</text:span> and <text:span text:style-name="Source_20_Text">int64</text:span>) are not grouped into a single category as we would like to. Also, some columns are listed as objects which is not very helpful.</text:p>
          <text:p text:style-name="Text_20_body">To go around this, you can build your own function that will determine the category of each column in a <text:span text:style-name="Source_20_Text">DataFrame</text:span>.</text:p>
          <text:p text:style-name="Preformatted_20_Text"><text:span text:style-name="Source_20_Text">def get_var_category(series):</text:span></text:p>
          <text:p text:style-name="Preformatted_20_Text"><text:span text:style-name="Source_20_Text"><text:s text:c="4"/>unique_count = series.nunique(dropna=False)</text:span></text:p>
          <text:p text:style-name="Preformatted_20_Text"><text:span text:style-name="Source_20_Text"><text:s text:c="4"/>total_count = len(series)</text:span></text:p>
          <text:p text:style-name="Preformatted_20_Text"><text:span text:style-name="Source_20_Text"><text:s text:c="4"/>if pd.api.types.is_numeric_dtype(series):</text:span></text:p>
          <text:p text:style-name="Preformatted_20_Text"><text:span text:style-name="Source_20_Text"><text:s text:c="8"/>return 'Numerical'</text:span></text:p>
          <text:p text:style-name="Preformatted_20_Text"><text:span text:style-name="Source_20_Text"><text:s text:c="4"/>elif pd.api.types.is_datetime64_dtype(series):</text:span></text:p>
          <text:p text:style-name="Preformatted_20_Text"><text:span text:style-name="Source_20_Text"><text:s text:c="8"/>return 'Date'</text:span></text:p>
          <text:p text:style-name="Preformatted_20_Text"><text:span text:style-name="Source_20_Text"><text:s text:c="4"/>elif unique_count==total_count:</text:span></text:p>
          <text:p text:style-name="Preformatted_20_Text"><text:span text:style-name="Source_20_Text"><text:s text:c="8"/>return 'Text (Unique)'</text:span></text:p>
          <text:p text:style-name="Preformatted_20_Text"><text:span text:style-name="Source_20_Text"><text:s text:c="4"/>else:</text:span></text:p>
          <text:p text:style-name="Preformatted_20_Text"><text:span text:style-name="Source_20_Text"><text:s text:c="8"/>return 'Categorical'</text:span></text:p>
          <text:p text:style-name="Preformatted_20_Text"/>
          <text:p text:style-name="Preformatted_20_Text"><text:span text:style-name="Source_20_Text">def print_categories(df):</text:span></text:p>
          <text:p text:style-name="Preformatted_20_Text"><text:span text:style-name="Source_20_Text"><text:s text:c="4"/>for column_name in df.columns:</text:span></text:p>
          <text:p text:style-name="P13"><text:span text:style-name="Source_20_Text"><text:s text:c="8"/>print(column_name, ": ", get_var_category(df[column_name]))</text:span></text:p>
          <text:section text:style-name="Sect1" text:name="beers-variables">
            <text:h text:style-name="Heading_20_4" text:outline-level="4"><text:span text:style-name="Source_20_Text">Beers</text:span> Variables</text:h>
            <text:p text:style-name="P13"><text:span text:style-name="Source_20_Text">print_categories(beers)</text:span></text:p>
            <text:p text:style-name="Text_20_body">The command above gives you back the following result:</text:p>
            <text:p text:style-name="Preformatted_20_Text"><text:span text:style-name="Source_20_Text">abv : <text:s/>Numerical</text:span></text:p>
            <text:p text:style-name="Preformatted_20_Text"><text:span text:style-name="Source_20_Text">ibu : <text:s/>Numerical</text:span></text:p>
            <text:p text:style-name="Preformatted_20_Text"><text:span text:style-name="Source_20_Text">id : <text:s/>Numerical</text:span></text:p>
            <text:p text:style-name="Preformatted_20_Text"><text:span text:style-name="Source_20_Text">name : <text:s/>Categorical</text:span></text:p>
            <text:p text:style-name="Preformatted_20_Text"><text:span text:style-name="Source_20_Text">style : <text:s/>Categorical</text:span></text:p>
            <text:p text:style-name="Preformatted_20_Text"><text:span text:style-name="Source_20_Text">brewery_id : <text:s/>Numerical</text:span></text:p>
            <text:p text:style-name="P13"><text:span text:style-name="Source_20_Text">ounces : <text:s/>Numerical</text:span></text:p>
          </text:section>
          <text:section text:style-name="Sect1" text:name="breweries-variables">
            <text:h text:style-name="Heading_20_4" text:outline-level="4"><text:soft-page-break/><text:span text:style-name="Source_20_Text">Breweries</text:span> Variables</text:h>
            <text:p text:style-name="P13"><text:span text:style-name="Source_20_Text">print_categories(breweries)</text:span></text:p>
            <text:p text:style-name="Text_20_body">Which gives you the following result:</text:p>
            <text:p text:style-name="Preformatted_20_Text"><text:span text:style-name="Source_20_Text">name : <text:s/>Categorical</text:span></text:p>
            <text:p text:style-name="Preformatted_20_Text"><text:span text:style-name="Source_20_Text">city : <text:s/>Categorical</text:span></text:p>
            <text:p text:style-name="Preformatted_20_Text"><text:span text:style-name="Source_20_Text">state : <text:s/>Categorical</text:span></text:p>
            <text:p text:style-name="P13"><text:span text:style-name="Source_20_Text">id : <text:s/>Numerical</text:span></text:p>
            <text:p text:style-name="Text_20_body">With this information, you can already better understand our dataset. You know that you are dealing only with categorical and numerical data. Numerical variables can be used to extract many different measurements such as the mean, standard deviation, etc. Categorical variables are generally an interesting way of segmenting and grouping the data. For example, you might want to understand how the <text:span text:style-name="Source_20_Text">IBU</text:span> differs between the various styles of beers.</text:p>
          </text:section>
        </text:section>
        <text:section text:style-name="Sect1" text:name="descriptive-statistics">
          <text:h text:style-name="Heading_20_3" text:outline-level="3">Descriptive Statistics</text:h>
          <text:p text:style-name="Text_20_body">In this section, you’ll walk through various descriptive statistics that can be used to better understand our data. You’ll notice that each of those measurements in isolation is not very helpful. The combination of those different measurement is where you can extract the most value.</text:p>
          <text:p text:style-name="Text_20_body">You will focus on the <text:span text:style-name="Source_20_Text">IBU</text:span> variable because it is a numerical variable. This type of variable offers a broader range of measurements than the categorical variables. You can still run measurements on your categorical variables but you will be much more limited.</text:p>
          <text:section text:style-name="Sect1" text:name="length">
            <text:h text:style-name="Heading_20_4" text:outline-level="4">Length</text:h>
            <text:p text:style-name="Text_20_body">The <text:span text:style-name="Source_20_Text">len</text:span> function counts the number of observations in a <text:span text:style-name="Source_20_Text">Series</text:span>. The function will count all observations, regardless if there are missing or null values.</text:p>
            <text:p text:style-name="Preformatted_20_Text"><text:span text:style-name="Source_20_Text">length = len(beers["ibu"])</text:span></text:p>
            <text:p text:style-name="P13"><text:span text:style-name="Source_20_Text">print(length)</text:span></text:p>
            <text:p text:style-name="Text_20_body">In this <text:span text:style-name="Source_20_Text">Series</text:span> we have a total of 2410 observations.</text:p>
          </text:section>
          <text:section text:style-name="Sect1" text:name="count">
            <text:h text:style-name="Heading_20_4" text:outline-level="4">Count</text:h>
            <text:p text:style-name="Text_20_body">The <text:span text:style-name="Source_20_Text">count</text:span> function will return the number of non-NA/non-null observations in a <text:span text:style-name="Source_20_Text">Series</text:span>.</text:p>
            <text:p text:style-name="Preformatted_20_Text"><text:span text:style-name="Source_20_Text">count = beers["ibu"].count()</text:span></text:p>
            <text:p text:style-name="P13"><text:span text:style-name="Source_20_Text">print(count)</text:span></text:p>
            <text:p text:style-name="Text_20_body">As you can see, you have 1405 non-null observations in the <text:span text:style-name="Source_20_Text">Series</text:span>.</text:p>
          </text:section>
          <text:section text:style-name="Sect1" text:name="missing-values">
            <text:h text:style-name="Heading_20_4" text:outline-level="4">Missing Values</text:h>
            <text:p text:style-name="Text_20_body">With the <text:span text:style-name="Source_20_Text">Length</text:span> and the <text:span text:style-name="Source_20_Text">Count</text:span>, we are now able to calculate the number of missing values. The number of missing values is the difference between the <text:span text:style-name="Source_20_Text">Length</text:span> and the <text:span text:style-name="Source_20_Text">Count</text:span>.</text:p>
            <text:p text:style-name="Preformatted_20_Text"><text:span text:style-name="Source_20_Text">number_of_missing_values = length - count</text:span></text:p>
            <text:p text:style-name="Preformatted_20_Text"><text:span text:style-name="Source_20_Text">pct_of_missing_values = float(number_of_missing_values / length)</text:span></text:p>
            <text:p text:style-name="Preformatted_20_Text"><text:span text:style-name="Source_20_Text">pct_of_missing_values = "{0:.1f}%".format(pct_of_missing_values*100)</text:span></text:p>
            <text:p text:style-name="P13"><text:span text:style-name="Source_20_Text">print(pct_of_missing_values)</text:span></text:p>
            <text:p text:style-name="Text_20_body"><text:soft-page-break/>To output the missing values as a percentage, you simply divide the number of missing values by the total number of observations, the length. The <text:span text:style-name="Source_20_Text">float</text:span> function is used to make sure the decimals are captured in the division. The <text:span text:style-name="Source_20_Text">format</text:span> function is used to nicely format the number as a percentage.</text:p>
            <text:p text:style-name="Text_20_body">In this case, you are missing almost 42% of the <text:span text:style-name="Source_20_Text">IBU</text:span> variable. This is important for you to know because it will affect your analysis. Most of the descriptive statistics will ignore those missing values and this will certainly cause a bias.</text:p>
          </text:section>
          <text:section text:style-name="Sect1" text:name="minimummaximum-value">
            <text:h text:style-name="Heading_20_4" text:outline-level="4">Minimum/Maximum Value</text:h>
            <text:p text:style-name="Text_20_body">The minimum and maximum value of a dataset can easily be obtained with the <text:span text:style-name="Source_20_Text">min</text:span> and <text:span text:style-name="Source_20_Text">max</text:span> function on a <text:span text:style-name="Source_20_Text">Series</text:span>.</text:p>
            <text:p text:style-name="Preformatted_20_Text"><text:span text:style-name="Source_20_Text">print("Minimum value: ", beers["ibu"].min())</text:span></text:p>
            <text:p text:style-name="P13"><text:span text:style-name="Source_20_Text">print("Maximum value: ", beers["ibu"].max())</text:span></text:p>
            <text:p text:style-name="Text_20_body">The min/max values are helpful to understand the range of values in a variable. In this case, the <text:span text:style-name="Source_20_Text">IBU</text:span> ranges from 4 to 138.</text:p>
          </text:section>
          <text:section text:style-name="Sect1" text:name="mode">
            <text:h text:style-name="Heading_20_4" text:outline-level="4">Mode</text:h>
            <text:p text:style-name="Text_20_body">The mode is the most frequent value in a dataset. It can be obtained using the <text:span text:style-name="Source_20_Text">mode</text:span> function on a <text:span text:style-name="Source_20_Text">Series</text:span>.</text:p>
            <text:p text:style-name="P13"><text:span text:style-name="Source_20_Text">print(beers["ibu"].mode())</text:span></text:p>
            <text:p text:style-name="Text_20_body">In a normal distribution, the mode is equal to the <text:span text:style-name="Source_20_Text">mean</text:span> and <text:span text:style-name="Source_20_Text">median</text:span>.</text:p>
            <text:p text:style-name="Text_20_body">In this case, the mode of the <text:span text:style-name="Source_20_Text">IBU</text:span> variable is <text:span text:style-name="Source_20_Text">20</text:span>. It is the most frequent <text:span text:style-name="Source_20_Text">IBU</text:span> in our dataset.</text:p>
          </text:section>
          <text:section text:style-name="Sect1" text:name="mean">
            <text:h text:style-name="Heading_20_4" text:outline-level="4">Mean</text:h>
            <text:p text:style-name="Text_20_body">The mean is a measure of central tendency. It represents the sum of the values divided by the count of non-missing observations.</text:p>
            <text:p text:style-name="Text_20_body">It can be obtained with the <text:span text:style-name="Source_20_Text">mean</text:span> function on a <text:span text:style-name="Source_20_Text">Series</text:span>.</text:p>
            <text:p text:style-name="P13"><text:span text:style-name="Source_20_Text">mean = beers["ibu"].mean()</text:span></text:p>
            <text:p text:style-name="Text_20_body">The mean is prone to be influenced by outliers. A few extreme values can greatly change the mean, dragging it up or down.</text:p>
          </text:section>
          <text:section text:style-name="Sect1" text:name="median">
            <text:h text:style-name="Heading_20_4" text:outline-level="4">Median</text:h>
            <text:p text:style-name="Text_20_body">The median is also a measure of central tendency. It is the number exactly in the middle of an ordered list of numerical values.</text:p>
            <text:p text:style-name="P13"><text:span text:style-name="Source_20_Text">median = beers["ibu"].median()</text:span></text:p>
            <text:p text:style-name="Text_20_body">In the case of skewed distributions, the median is a much better measure of central tendency than the mean.</text:p>
            <text:p text:style-name="Text_20_body">In the case of the <text:span text:style-name="Source_20_Text">IBU</text:span> distribution, the mean and the median are in the same orders of magnitude.</text:p>
          </text:section>
          <text:section text:style-name="Sect1" text:name="standard-deviation">
            <text:h text:style-name="Heading_20_4" text:outline-level="4"><text:soft-page-break/>Standard Deviation</text:h>
            <text:p text:style-name="Text_20_body">The standard deviation is a measure of dispersion. A high standard deviation indicates the data points are spread over a wide range of values. The standard deviation is expressed in the same unit as the values.</text:p>
            <text:p text:style-name="P13"><text:span text:style-name="Source_20_Text">standarddev = beers["ibu"].std()</text:span></text:p>
            <text:p text:style-name="Text_20_body">In this case, the standard deviation is ~26. 25.954065911259324 to be exact. If the distribution of <text:span text:style-name="Source_20_Text">IBU</text:span> was a normal distribution, you would know that ~68% of the observations are within one standard deviation of the mean.</text:p>
          </text:section>
          <text:section text:style-name="Sect1" text:name="quantile-statistics">
            <text:h text:style-name="Heading_20_4" text:outline-level="4">Quantile Statistics</text:h>
            <text:p text:style-name="Text_20_body">Quantiles are cut points that split a distribution in equal sizes. Many quantiles have their own name. If you split a distribution into four equal groups, the quantile you created is named <text:span text:style-name="Source_20_Text">quartile</text:span>. You can easily create quantile using the <text:span text:style-name="Source_20_Text">quantile</text:span> function on a <text:span text:style-name="Source_20_Text">Series</text:span>. You can pass to that function an array with the different quantiles to compute. In the case below, we want to split our distribution in four equal groups.</text:p>
            <text:p text:style-name="P13"><text:span text:style-name="Source_20_Text">quantile = beers["ibu"].quantile([.25, .5, .75])</text:span></text:p>
            <table:table table:name="Table1" table:style-name="Table1">
              <table:table-column table:style-name="Table1.A"/>
              <table:table-column table:style-name="Table1.B"/>
              <table:table-row>
                <table:table-cell table:style-name="Table1.A1" office:value-type="string">
                  <text:p text:style-name="Table_20_Contents">0.25</text:p>
                </table:table-cell>
                <table:table-cell table:style-name="Table1.A1" office:value-type="string">
                  <text:p text:style-name="Table_20_Contents">21.0</text:p>
                </table:table-cell>
              </table:table-row>
              <table:table-row>
                <table:table-cell table:style-name="Table1.A1" office:value-type="string">
                  <text:p text:style-name="Table_20_Contents">0.50</text:p>
                </table:table-cell>
                <table:table-cell table:style-name="Table1.A1" office:value-type="string">
                  <text:p text:style-name="Table_20_Contents">35.0</text:p>
                </table:table-cell>
              </table:table-row>
              <table:table-row>
                <table:table-cell table:style-name="Table1.A1" office:value-type="string">
                  <text:p text:style-name="Table_20_Contents">0.75</text:p>
                </table:table-cell>
                <table:table-cell table:style-name="Table1.A1" office:value-type="string">
                  <text:p text:style-name="Table_20_Contents">64.0</text:p>
                </table:table-cell>
              </table:table-row>
              <table:table-row>
                <table:table-cell table:style-name="Table1.A1" office:value-type="string">
                  <text:p text:style-name="Table_20_Contents">Name: ibu,</text:p>
                </table:table-cell>
                <table:table-cell table:style-name="Table1.A1" office:value-type="string">
                  <text:p text:style-name="Table_20_Contents">dtype: float64</text:p>
                </table:table-cell>
              </table:table-row>
            </table:table>
            <text:p text:style-name="Text_20_body">As you can see above, the 50% quantile is equal to the median. It is the value that splits the dataset in half. You can also note that 75% of the observations are equal or below to 64 <text:span text:style-name="Source_20_Text">IBU</text:span>. Furthermore, 50% of the distribution is located between 21 and 64 <text:span text:style-name="Source_20_Text">IBU</text:span>. It’s important to note that the missing values are not taken into account in those metrics.</text:p>
          </text:section>
          <text:section text:style-name="Sect1" text:name="distribution-plots">
            <text:h text:style-name="Heading_20_4" text:outline-level="4">Distribution Plots</text:h>
            <text:p text:style-name="Text_20_body">Visualizations are very useful in exploratory data analysis. In this post, we will not go over the topic visualizations. However, we can’t talk about data profiling without mentioning the importance of a frenquency-distribution plot. It is one of the simplest yet most powerful visualization. It demonstrates the frequency of each value in our dataset.</text:p>
            <text:p text:style-name="Text_20_body">To create this visualization, we are using the <text:span text:style-name="Source_20_Text">seaborn`` library with the</text:span>displot<text:span text:style-name="Source_20_Text">function. This function expects a</text:span>Series` with no missing values.</text:p>
            <text:p text:style-name="Preformatted_20_Text"><text:span text:style-name="Source_20_Text">import seaborn as sns</text:span></text:p>
            <text:p text:style-name="Preformatted_20_Text"><text:span text:style-name="Source_20_Text">sns.set(color_codes=True)</text:span></text:p>
            <text:p text:style-name="Preformatted_20_Text"><text:span text:style-name="Source_20_Text">sns.set_palette(sns.color_palette("muted"))</text:span></text:p>
            <text:p text:style-name="Preformatted_20_Text"/>
            <text:p text:style-name="P13"><text:span text:style-name="Source_20_Text">sns.distplot(beers["ibu"].dropna());</text:span></text:p>
            <text:p text:style-name="Text_20_body"><text:soft-page-break/><draw:frame draw:style-name="fr1" draw:name="Image1" text:anchor-type="as-char" svg:width="17.678cm" svg:height="12.624cm" draw:z-index="0"><draw:image xlink:href="http://community.datacamp.com.s3.amazonaws.com/community/production/ckeditor_assets/pictures/471/content_dataprofiling-image1.png" xlink:type="simple" xlink:show="embed" xlink:actuate="onLoad"/></draw:frame></text:p>
            <text:p text:style-name="Text_20_body">In this distribution plot, you can clearly see a few of the values we previously calculated. The minimal value is close to 0 <text:span text:style-name="Source_20_Text">IBU</text:span> and the maximum value is close to 140 <text:span text:style-name="Source_20_Text">IBU</text:span>. You clearly see that the most frequent value is close to 20 <text:span text:style-name="Source_20_Text">IBU</text:span>. Additionally to this information, we now see a peak close to 60 <text:span text:style-name="Source_20_Text">IBU</text:span>.</text:p>
            <text:p text:style-name="Text_20_body">Why are there two peaks in this distribution?</text:p>
            <text:p text:style-name="Text_20_body">What can explain this? This is an aspect that we can explore in the second phase of exploratory data analysis.</text:p>
          </text:section>
          <text:section text:style-name="Sect1" text:name="correlations">
            <text:h text:style-name="Heading_20_4" text:outline-level="4">Correlations</text:h>
            <text:p text:style-name="Text_20_body">Correlations are a great way to discover relationships between numerical variables. There are various ways to calculate the correlation. The Pearson correlation coefficient is a widely used approach that measures the linear dependence between two variables. The correlation coefficient ranges from -1 to 1. A correlation of 1 is a total positive correlation, a correlation of -1 is a total negative correlation and a correlation of 0 is non-linear correlation. We can perform that calculation using the <text:span text:style-name="Source_20_Text">corr</text:span> function on a <text:span text:style-name="Source_20_Text">Series</text:span>. By default, this function will use the Pearson correlation coefficient calculation. It is possible to use different methods of calculation with this function.</text:p>
            <text:p text:style-name="P13"><text:span text:style-name="Source_20_Text">beers[["abv", "ibu", "ounces"]].corr()</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Table_20_Contents">abv</text:p>
                </table:table-cell>
                <table:table-cell table:style-name="Table2.A1" office:value-type="string">
                  <text:p text:style-name="Table_20_Contents">ibu</text:p>
                </table:table-cell>
                <table:table-cell table:style-name="Table2.A1" office:value-type="string">
                  <text:p text:style-name="Table_20_Contents">ounces</text:p>
                </table:table-cell>
                <table:table-cell table:style-name="Table2.D1" office:value-type="string">
                  <text:p text:style-name="P14"/>
                </table:table-cell>
              </table:table-row>
              <table:table-row>
                <table:table-cell table:style-name="Table2.A1" office:value-type="string">
                  <text:p text:style-name="Table_20_Contents">abv</text:p>
                </table:table-cell>
                <table:table-cell table:style-name="Table2.A1" office:value-type="string">
                  <text:p text:style-name="Table_20_Contents">1</text:p>
                </table:table-cell>
                <table:table-cell table:style-name="Table2.A1" office:value-type="string">
                  <text:p text:style-name="Table_20_Contents">0.670621</text:p>
                </table:table-cell>
                <table:table-cell table:style-name="Table2.A1" office:value-type="string">
                  <text:p text:style-name="Table_20_Contents">0.172529</text:p>
                </table:table-cell>
              </table:table-row>
              <text:soft-page-break/>
              <table:table-row>
                <table:table-cell table:style-name="Table2.A1" office:value-type="string">
                  <text:p text:style-name="Table_20_Contents">ibu</text:p>
                </table:table-cell>
                <table:table-cell table:style-name="Table2.A1" office:value-type="string">
                  <text:p text:style-name="Table_20_Contents">0.670621</text:p>
                </table:table-cell>
                <table:table-cell table:style-name="Table2.A1" office:value-type="string">
                  <text:p text:style-name="Table_20_Contents">1</text:p>
                </table:table-cell>
                <table:table-cell table:style-name="Table2.A1" office:value-type="string">
                  <text:p text:style-name="Table_20_Contents">0.054691</text:p>
                </table:table-cell>
              </table:table-row>
              <table:table-row>
                <table:table-cell table:style-name="Table2.A1" office:value-type="string">
                  <text:p text:style-name="Table_20_Contents">ounces</text:p>
                </table:table-cell>
                <table:table-cell table:style-name="Table2.A1" office:value-type="string">
                  <text:p text:style-name="Table_20_Contents">0.172529</text:p>
                </table:table-cell>
                <table:table-cell table:style-name="Table2.A1" office:value-type="string">
                  <text:p text:style-name="Table_20_Contents">0.054691</text:p>
                </table:table-cell>
                <table:table-cell table:style-name="Table2.A1" office:value-type="string">
                  <text:p text:style-name="Table_20_Contents">1</text:p>
                </table:table-cell>
              </table:table-row>
            </table:table>
            <text:p text:style-name="Text_20_body">As you can see above, the correlation between <text:span text:style-name="Source_20_Text">IBU</text:span> and itself is 1. Obviously, numerical variables are perfectly correlated with themselves. More interestingly, you can see that the correlation of the <text:span text:style-name="Source_20_Text">ABV</text:span> and <text:span text:style-name="Source_20_Text">IBU</text:span> is equal to <text:span text:style-name="Source_20_Text">0.670621</text:span>. While this is not a total positive correlation, it is still highly correlated. This is an interesting aspect that we can explore further down the road.</text:p>
          </text:section>
          <text:section text:style-name="Sect1" text:name="a-few-notes-on-non-numerical-variables">
            <text:h text:style-name="Heading_20_4" text:outline-level="4">A few notes on non-numerical variables</text:h>
            <text:p text:style-name="Text_20_body">The metrics that have been previously extracted are mostly applicable for numerical values only. If you are dealing with other types of data such as categorical data, you can still gather some interesting measurements. You could calculate the frequency of each value in the dataset.</text:p>
            <text:p text:style-name="Text_20_body"><text:span text:style-name="Source_20_Text">DataFrame</text:span> have a function named <text:span text:style-name="Source_20_Text">describe</text:span> that summarizes the dataset. If your <text:span text:style-name="Source_20_Text">DataFrame</text:span> only has categorical or text values, the summary will be adapted specifically for this type of data.</text:p>
            <text:p text:style-name="P13"><text:span text:style-name="Source_20_Text">beers[["name", "style"]].describe()</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name</text:p>
                </table:table-cell>
                <table:table-cell table:style-name="Table3.A1" office:value-type="string">
                  <text:p text:style-name="Table_20_Contents">style</text:p>
                </table:table-cell>
                <table:table-cell table:style-name="Table3.A1" office:value-type="string">
                  <text:p text:style-name="Table_20_Contents"> </text:p>
                </table:table-cell>
              </table:table-row>
              <table:table-row>
                <table:table-cell table:style-name="Table3.A1" office:value-type="string">
                  <text:p text:style-name="Table_20_Contents">count</text:p>
                </table:table-cell>
                <table:table-cell table:style-name="Table3.A1" office:value-type="string">
                  <text:p text:style-name="Table_20_Contents">2410</text:p>
                </table:table-cell>
                <table:table-cell table:style-name="Table3.A1" office:value-type="string">
                  <text:p text:style-name="Table_20_Contents">2405</text:p>
                </table:table-cell>
              </table:table-row>
              <table:table-row>
                <table:table-cell table:style-name="Table3.A1" office:value-type="string">
                  <text:p text:style-name="Table_20_Contents">unique</text:p>
                </table:table-cell>
                <table:table-cell table:style-name="Table3.A1" office:value-type="string">
                  <text:p text:style-name="Table_20_Contents">2305</text:p>
                </table:table-cell>
                <table:table-cell table:style-name="Table3.A1" office:value-type="string">
                  <text:p text:style-name="Table_20_Contents">99</text:p>
                </table:table-cell>
              </table:table-row>
              <table:table-row>
                <table:table-cell table:style-name="Table3.A1" office:value-type="string">
                  <text:p text:style-name="Table_20_Contents">top</text:p>
                </table:table-cell>
                <table:table-cell table:style-name="Table3.A1" office:value-type="string">
                  <text:p text:style-name="Table_20_Contents">Nonstop Hef Hop</text:p>
                </table:table-cell>
                <table:table-cell table:style-name="Table3.A1" office:value-type="string">
                  <text:p text:style-name="Table_20_Contents">American IPA</text:p>
                </table:table-cell>
              </table:table-row>
              <table:table-row>
                <table:table-cell table:style-name="Table3.A1" office:value-type="string">
                  <text:p text:style-name="Table_20_Contents">freq</text:p>
                </table:table-cell>
                <table:table-cell table:style-name="Table3.A1" office:value-type="string">
                  <text:p text:style-name="Table_20_Contents">12</text:p>
                </table:table-cell>
                <table:table-cell table:style-name="Table3.A1" office:value-type="string">
                  <text:p text:style-name="Table_20_Contents">424</text:p>
                </table:table-cell>
              </table:table-row>
            </table:table>
          </text:section>
        </text:section>
        <text:section text:style-name="Sect1" text:name="profiling-libraries">
          <text:h text:style-name="Heading_20_3" text:outline-level="3">Profiling Libraries</text:h>
          <text:p text:style-name="Text_20_body">As you’ve seen above, gathering descriptive statistics can be a tedious process. Gladly, there are libraries that exist that perform all of the data crunching for you. They output a very clear profile of your data. <text:span text:style-name="Source_20_Text">pandas-profiling</text:span> is one of them. That library offers out-of-the-box statistical profiling of your dataset. Since the dataset we are using is tidy and standardized, we can use the library right away on our dataset.</text:p>
          <text:p text:style-name="Preformatted_20_Text"><text:span text:style-name="Source_20_Text">import pandas_profiling </text:span></text:p>
          <text:p text:style-name="Preformatted_20_Text"/>
          <text:p text:style-name="P13"><text:span text:style-name="Source_20_Text">pandas_profiling.ProfileReport(beers_and_breweries)</text:span></text:p>
          <text:p text:style-name="Text_20_body"><draw:frame draw:style-name="fr2" draw:name="Object1" text:anchor-type="as-char" svg:width="34.794cm" svg:height="6.959cm" draw:z-index="1"><draw:floating-frame xlink:href="https://s3.amazonaws.com/assets.datacamp.com/blog_assets/report.html" xlink:type="simple" xlink:show="embed" xlink:actuate="onLoad"/></draw:frame></text:p>
        </text:section>
        <text:section text:style-name="Sect1" text:name="more-questions">
          <text:h text:style-name="Heading_20_3" text:outline-level="3"><text:soft-page-break/>More Questions</text:h>
          <text:p text:style-name="Text_20_body">Generally, once you have profiled your dataset, you have a lot more question on it than you initially had. This is great because those new questions will fuel your exploratory data analysis.</text:p>
          <text:p text:style-name="Text_20_body">Here are a few questions that we have gathered while doing this profiling:</text:p>
          <text:list xml:id="list6773485263673140517" text:style-name="L6">
            <text:list-item>
              <text:p text:style-name="P12">41.7% of the <text:span text:style-name="Source_20_Text">IBU</text:span> values are missing. Why is that? How can that affect our analysis? </text:p>
            </text:list-item>
            <text:list-item>
              <text:p text:style-name="P12">There are two peaks in the <text:span text:style-name="Source_20_Text">IBU</text:span> distribution. What explains this? </text:p>
            </text:list-item>
            <text:list-item>
              <text:p text:style-name="P12">What explains the correlation between <text:span text:style-name="Source_20_Text">IBU</text:span> and <text:span text:style-name="Source_20_Text">ABV</text:span>? What is the influence of the beer style in this correlation? </text:p>
            </text:list-item>
            <text:list-item>
              <text:p text:style-name="P6">Are there differences in the <text:span text:style-name="Source_20_Text">IBU</text:span>, <text:span text:style-name="Source_20_Text">ABV</text:span> or <text:span text:style-name="Source_20_Text">Style</text:span> between geographical regions? What about the East Coast vs the West Coast? </text:p>
            </text:list-item>
          </text:list>
          <text:p text:style-name="Text_20_body">Data profiling is not a linear process. As you filter and segment your dataset, you will come back to it and gather descriptive statistics on subgroups of your data.</text:p>
        </text:section>
      </text:section>
      <text:section text:style-name="Sect1" text:name="next-steps">
        <text:h text:style-name="Heading_20_2" text:outline-level="2">Next Steps</text:h>
        <text:p text:style-name="Text_20_body">In this post, you have seen how to profile a dataset. You now know how to attribute variables to specific data types groups. You have also calculated different descriptive statistics on the dataset and you understand how to interpret those measurements. Finally, you have seen that there are some libraries that can help you do the crunching to profile your dataset. More importantly, you have generated more questions than ever to fuel your exploratory data analysi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23:55:01.829107834</meta:creation-date>
    <dc:date>2017-06-14T00:40:18.428347977</dc:date>
    <meta:editing-duration>PT34M59S</meta:editing-duration>
    <meta:editing-cycles>1</meta:editing-cycles>
    <meta:document-statistic meta:table-count="3" meta:image-count="1" meta:object-count="1" meta:page-count="9" meta:paragraph-count="219" meta:word-count="2407" meta:character-count="15350" meta:non-whitespace-character-count="12823"/>
    <meta:generator>LibreOffice/5.1.6.2$Linux_x86 LibreOffice_project/10m0$Build-2</meta:generator>
  </office:meta>
</office:document-meta>
</file>